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fo:background-color="transparent" style:font-size-asian="10.5pt"/>
    </style:style>
    <style:style style:name="P2" style:family="paragraph" style:parent-style-name="Standard">
      <style:text-properties fo:font-size="12pt" fo:background-color="transparent" style:font-size-asian="10.5pt"/>
    </style:style>
    <style:style style:name="T1" style:family="text">
      <style:text-properties fo:font-size="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danto</text:p>
      <text:p text:style-name="Standard"/>
      <text:p text:style-name="P1">Matikkatarmo, matematiikan ja luonnontieteiden yksityisopetusta järejestävä yksityisyritys, tarvitsee käyttöönsä järjestelmän johon kirjataan tietoja asiakkaista, opettajista ja pidetyistä tunneista. Sovellus tulee olla käytetävisää selaimen kautta. Opettajalla voi olla useita oppilaita, ryhmiä tai kursseja. Yhdellä oppilaalla tai ryhmällä voi olla useita opettajia. Järjestelmän tulisi laskea opettaijen kuukausittain pitämät tunnit, palkan ja samassa aikavälissä asiakkaan laskun tiedot. Lasku perustuu rekisteissä kirjattuihin ja pidettyihin tunteihin. Laskun tiedot tulee olla tulostettavissa. Opettajan tulee voida lisätät asiakastietoja, tuntitietoja ja mahdollisen alennuksen. Matikkatarmo antaa ekoalennusta jos oppilas saapuu paikalle omalla lihastyöllä. Asiakkaan tulee voida tarkastella omia tietojaan ja muuttaa henkilötietoja tarvittaessa. Opettajan tulee päästä tarkastelemaan kaikkien opetettaviensa tietoja ja esimiehen <text:s/>kaikkien asiakkaiden tietoja. Tuntien lisääminen tulisi olla mahdollisimman helppoa. Kirjatuissa tunneissa tulisi olla laskutustilanne, onko laskutettu vai ei. Opettajista tulisi olla pidetyistä tunneista tulostettavissa oleva lomake tilitoimistoon. Sivujen tulisi olla mahdollsimman helposti käytettävät ja sisältää yrityksen logon. </text:p>
      <text:p text:style-name="P1"/>
      <text:p text:style-name="P1">Tarmo-järjestelmä toteutetaan yliopiston users-palvelimella. Selainpuoli ohjelmoidaan php:llä ja palvelimella on php-tuki. Tietokanta toetutetaan PostreSQL-tietokannalla. Palvelimella on tähänkin tuki.</text:p>
      <text:p text:style-name="P1"/>
      <text:p text:style-name="P1"/>
      <text:p text:style-name="P2">Käyttötapaukset:</text:p>
      <text:p text:style-name="P2"/>
      <text:p text:style-name="P2">¤ <text:span text:style-name="T1">Opettaja lisää tunnin tiedot järjestelmään asiakkaan kohdalle</text:span></text:p>
      <text:p text:style-name="P2"><text:span text:style-name="T1">¤ Opettaja tarkastelee asiakkaansa tietoja</text:span></text:p>
      <text:p text:style-name="P2"><text:span text:style-name="T1">¤ Opettaja lisää uuden asiakkaan</text:span></text:p>
      <text:p text:style-name="P2"><text:span text:style-name="T1">¤ Opettaja poistaa asiakkaan</text:span></text:p>
      <text:p text:style-name="P2"><text:span text:style-name="T1">¤ Asiakas tarkastelee tietojaan</text:span></text:p>
      <text:p text:style-name="P2"><text:span text:style-name="T1">¤ Asiakas muuttaa henkilötietojaan</text:span></text:p>
      <text:p text:style-name="P2"><text:span text:style-name="T1">¤ Yrityksen omistaja tarkastelee jonkun asiakkaan tietoja</text:span></text:p>
      <text:p text:style-name="P2"><text:span text:style-name="T1">¤ Yritysken omistaja tarkastelee laskutettuja/laskuttamattomia tunteja</text:span></text:p>
      <text:p text:style-name="P2"><text:span text:style-name="T1">¤ Yrityksen omistaja lisää opettajan</text:span></text:p>
      <text:p text:style-name="P2"><text:span text:style-name="T1">¤ Yrtiyksen omistaja poistaa opettajan</text:span></text:p>
      <text:p text:style-name="P2"><text:span text:style-name="T1">¤ Yrityksen omistaja antaa käyttöoikeudet opettajalle hänen asiakkaidensa tietoihin</text:span></text:p>
      <text:p text:style-name="P2"><text:span text:style-name="T1">¤ Yrityksen omistaja tarkastelee opettajien pidettyjä tunteja</text:span></text:p>
      <text:p text:style-name="P2"><text:span text:style-name="T1">¤ Yritysken omistaja tulostaa laskun tiedot asiakaasta x ja samalla kyseisille tunneille tulee status “laskutettu”</text:span></text:p>
      <text:p text:style-name="P2"><text:span text:style-name="T1">¤ Yrityksen omistaja tarkastelee opettajien palkkoja ja tulostaa tilitoimistolle tuntilist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20:52:47</meta:creation-date>
    <dc:date>2014-05-18T21:24:57</dc:date>
    <meta:editing-duration>PT20S</meta:editing-duration>
    <meta:editing-cycles>1</meta:editing-cycles>
    <meta:document-statistic meta:table-count="0" meta:image-count="0" meta:object-count="0" meta:page-count="1" meta:paragraph-count="18" meta:word-count="254" meta:character-count="2280" meta:non-whitespace-character-count="2041"/>
    <meta:generator>LibreOffice/3.5$Linux_x86 LibreOffice_project/350m1$Build-2</meta:generator>
  </office:meta>
</office:document-meta>
</file>